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Data">
      <style:graphic-properties draw:textarea-vertical-align="middle" draw:auto-grow-height="false" fo:min-height="0.702cm" fo:min-width="6.168cm"/>
      <style:paragraph-properties style:writing-mode="lr-tb"/>
    </style:style>
    <style:style style:name="gr2" style:family="graphic" style:parent-style-name="Document">
      <style:graphic-properties draw:textarea-vertical-align="middle" draw:auto-grow-height="false" fo:min-height="0.591cm" fo:min-width="6.169cm"/>
      <style:paragraph-properties style:writing-mode="lr-tb"/>
    </style:style>
    <style:style style:name="gr3" style:family="graphic" style:parent-style-name="CodeBox">
      <style:graphic-properties draw:textarea-vertical-align="middle" draw:auto-grow-height="false" fo:min-height="0.896cm" fo:min-width="6.044cm"/>
      <style:paragraph-properties style:writing-mode="lr-tb"/>
    </style:style>
    <style:style style:name="gr4" style:family="graphic" style:parent-style-name="Flux">
      <style:graphic-properties draw:textarea-vertical-align="middle"/>
    </style:style>
    <style:style style:name="gr5" style:family="graphic" style:parent-style-name="Data">
      <style:graphic-properties draw:textarea-vertical-align="middle" draw:auto-grow-height="false" fo:min-height="1.02cm" fo:min-width="6.168cm"/>
      <style:paragraph-properties style:writing-mode="lr-tb"/>
    </style:style>
    <style:style style:name="gr6" style:family="graphic" style:parent-style-name="CodeBox">
      <style:graphic-properties draw:fill-color="#afd095" draw:textarea-vertical-align="middle" draw:auto-grow-height="false" fo:min-height="0.896cm" fo:min-width="6.044cm"/>
      <style:paragraph-properties style:writing-mode="lr-tb"/>
    </style:style>
    <style:style style:name="gr7" style:family="graphic" style:parent-style-name="Data">
      <style:graphic-properties draw:textarea-vertical-align="middle" draw:auto-grow-height="false" fo:min-height="0.703cm" fo:min-width="6.168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0.896cm" fo:min-width="4.456cm"/>
      <style:paragraph-properties style:writing-mode="lr-tb"/>
    </style:style>
    <style:style style:name="gr9" style:family="graphic" style:parent-style-name="Document">
      <style:graphic-properties draw:textarea-vertical-align="middle" draw:auto-grow-height="false" fo:min-height="0.872cm" fo:min-width="3.62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6cm" fo:min-width="6.0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T1" style:family="text">
      <style:text-properties fo:language="fr" fo:country="FR"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6.668cm" svg:height="0.952cm" svg:x="1.952cm" svg:y="4.175cm">
          <text:p text:style-name="P1">Templ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668cm" svg:height="0.952cm" svg:x="1.952cm" svg:y="25.448cm">
          <text:p text:style-name="P1">Rendered html5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1" draw:id="id1" draw:layer="layout" svg:width="6.668cm" svg:height="1.27cm" svg:x="1.952cm" svg:y="22.93cm">
          <text:p text:style-name="P1"><text:span text:style-name="T1">_as_html()</text:span> metho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286cm" svg:y1="24.2cm" svg:x2="5.286cm" svg:y2="25.448cm" draw:start-shape="id1" draw:end-shape="id2" draw:end-glue-point="0" svg:d="M5286 24200v502 245 501" svg:viewBox="0 0 1 1249">
          <text:p/>
        </draw:connector>
        <draw:custom-shape draw:style-name="gr5" draw:text-style-name="P1" xml:id="id3" draw:id="id3" draw:layer="layout" svg:width="6.668cm" svg:height="1.27cm" svg:x="1.952cm" svg:y="20.367cm">
          <text:p text:style-name="P1">rendering properti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286cm" svg:y1="21.637cm" svg:x2="5.286cm" svg:y2="22.93cm" draw:start-shape="id3" draw:start-glue-point="2" draw:end-shape="id1" draw:end-glue-point="0" svg:d="M5286 21637v501 291 501" svg:viewBox="0 0 1 1294">
          <text:p/>
        </draw:connector>
        <draw:custom-shape draw:style-name="gr1" draw:text-style-name="P1" xml:id="id5" draw:id="id5" draw:layer="layout" svg:width="6.668cm" svg:height="0.952cm" svg:x="1.952cm" svg:y="5.445cm">
          <text:p text:style-name="P1">Template mapping</text:p>
          <draw:enhanced-geometry svg:viewBox="0 0 21600 21600" draw:type="rectangle" draw:enhanced-path="M 0 0 L 21600 0 21600 21600 0 21600 0 0 Z N"/>
        </draw:custom-shape>
        <draw:connector draw:style-name="gr4" draw:text-style-name="P1" xml:id="id6" draw:id="id6" draw:layer="layout" svg:x1="1.952cm" svg:y1="4.651cm" svg:x2="1.102cm" svg:y2="4.753cm" draw:start-shape="id4" svg:d="M1952 4651h-675v102h-175" svg:viewBox="0 0 851 103">
          <text:p/>
        </draw:connector>
        <draw:connector draw:style-name="gr4" draw:text-style-name="P1" draw:layer="layout" svg:x1="1.952cm" svg:y1="5.921cm" svg:x2="1.053cm" svg:y2="5.905cm" draw:start-shape="id5" svg:d="M1952 5921h-700v-16h-199" svg:viewBox="0 0 900 17">
          <text:p/>
        </draw:connector>
        <draw:connector draw:style-name="gr4" draw:text-style-name="P1" draw:layer="layout" svg:x1="1.102cm" svg:y1="4.753cm" svg:x2="1.952cm" svg:y2="23.565cm" draw:start-shape="id6" draw:start-glue-point="3" draw:end-shape="id1" draw:end-glue-point="3" svg:d="M1102 4753v18812h850" svg:viewBox="0 0 851 18813">
          <text:p/>
        </draw:connector>
        <draw:custom-shape draw:style-name="gr6" draw:text-style-name="P2" xml:id="id7" draw:id="id7" draw:layer="layout" svg:width="6.668cm" svg:height="1.27cm" svg:x="1.952cm" svg:y="18.145cm">
          <text:p text:style-name="P1"><text:span text:style-name="T1">_prepare()</text:span> metho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5.286cm" svg:y1="19.415cm" svg:x2="5.286cm" svg:y2="20.367cm" draw:start-shape="id7" draw:end-shape="id3" draw:end-glue-point="0" svg:d="M5286 19415v502-51 501" svg:viewBox="0 0 1 953">
          <text:p/>
        </draw:connector>
        <draw:custom-shape draw:style-name="gr7" draw:text-style-name="P1" xml:id="id12" draw:id="id12" draw:layer="layout" svg:width="6.668cm" svg:height="0.953cm" svg:x="1.952cm" svg:y="7.032cm">
          <text:p text:style-name="P1">Default properties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6.668cm" svg:height="1.27cm" svg:x="1.952cm" svg:y="13.382cm">
          <text:p text:style-name="P1">_setup() metho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6.668cm" svg:height="0.953cm" svg:x="1.952cm" svg:y="15.922cm">
          <text:p text:style-name="P1">computed properti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286cm" svg:y1="14.652cm" svg:x2="5.286cm" svg:y2="15.922cm" draw:start-shape="id8" draw:start-glue-point="2" draw:end-shape="id9" draw:end-glue-point="0" svg:d="M5286 14652v1270" svg:viewBox="0 0 1 1271">
          <text:p/>
        </draw:connector>
        <draw:connector draw:style-name="gr4" draw:text-style-name="P1" draw:layer="layout" svg:x1="5.286cm" svg:y1="16.875cm" svg:x2="5.286cm" svg:y2="18.145cm" draw:start-shape="id9" draw:start-glue-point="2" draw:end-shape="id7" svg:d="M5286 16875v1270" svg:viewBox="0 0 1 1271">
          <text:p/>
        </draw:connector>
        <draw:custom-shape draw:style-name="gr8" draw:text-style-name="P2" xml:id="id10" draw:id="id10" draw:layer="layout" svg:width="5.08cm" svg:height="1.27cm" svg:x="10.207cm" svg:y="15.922cm">
          <text:p text:style-name="P1">_get() / _post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.62cm" svg:y1="16.398cm" svg:x2="10.207cm" svg:y2="16.557cm" draw:start-shape="id9" draw:end-shape="id10" svg:d="M8620 16398h794v159h793" svg:viewBox="0 0 1588 160">
          <text:p/>
        </draw:connector>
        <draw:custom-shape draw:style-name="gr9" draw:text-style-name="P1" xml:id="id11" draw:id="id11" draw:layer="layout" svg:width="4.128cm" svg:height="1.27cm" svg:x="10.207cm" svg:y="18.145cm">
          <text:p text:style-name="P1">JSON dat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12.747cm" svg:y1="17.192cm" svg:x2="12.271cm" svg:y2="18.145cm" draw:start-shape="id10" draw:start-glue-point="2" draw:end-shape="id11" draw:end-glue-point="4" svg:d="M12747 17192v477h-476v476" svg:viewBox="0 0 477 954">
          <text:p/>
        </draw:connector>
        <draw:custom-shape draw:style-name="gr10" draw:text-style-name="P1" xml:id="id13" draw:id="id13" draw:layer="layout" svg:width="6.668cm" svg:height="1.27cm" svg:x="1.952cm" svg:y="9.255cm">
          <text:p text:style-name="P1">__init__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4" draw:id="id14" draw:layer="layout" svg:width="6.668cm" svg:height="0.953cm" svg:x="1.952cm" svg:y="11.477cm">
          <text:p text:style-name="P1">Initialized properti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286cm" svg:y1="7.985cm" svg:x2="5.286cm" svg:y2="9.255cm" draw:start-shape="id12" draw:end-shape="id13" draw:end-glue-point="0" svg:d="M5286 7985v1270" svg:viewBox="0 0 1 1271">
          <text:p/>
        </draw:connector>
        <draw:connector draw:style-name="gr4" draw:text-style-name="P1" draw:layer="layout" svg:x1="5.286cm" svg:y1="10.525cm" svg:x2="5.286cm" svg:y2="11.477cm" draw:start-shape="id13" draw:start-glue-point="2" draw:end-shape="id14" draw:end-glue-point="0" svg:d="M5286 10525v952" svg:viewBox="0 0 1 953">
          <text:p/>
        </draw:connector>
        <draw:connector draw:style-name="gr4" draw:text-style-name="P1" draw:layer="layout" svg:x1="5.286cm" svg:y1="12.43cm" svg:x2="5.286cm" svg:y2="13.382cm" draw:start-shape="id14" draw:start-glue-point="2" draw:end-shape="id8" draw:end-glue-point="0" svg:d="M5286 12430v952" svg:viewBox="0 0 1 95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lux" style:family="graphic" style:parent-style-name="standard">
      <style:graphic-properties draw:stroke-dash="Dash_20_Dot_20_4" svg:stroke-width="0.152cm" svg:stroke-color="#77bc65" draw:marker-start-width="0.432cm" draw:marker-end="Arrow_20_short" draw:marker-end-width="0.432cm" svg:stroke-linecap="round" draw:fill-gradient-name="Gradient_20_1" draw:fill-hatch-name="Red_20_90_20_Degrees_20_Crossed_20_1" draw:fill-image-name="Bitmap_20_1"/>
    </style:style>
    <style:style style:name="CodeBox" style:family="graphic" style:parent-style-name="standard">
      <style:graphic-properties draw:stroke-dash="Dash_20_Dot_20_4" svg:stroke-color="#000000" draw:fill="solid" draw:fill-color="#729fcf" draw:fill-gradient-name="Gradient_20_1" draw:fill-hatch-name="Red_20_90_20_Degrees_20_Crossed_20_1" draw:fill-image-name="Bitmap_20_1" draw:shadow-offset-x="0.203cm" draw:shadow-offset-y="0.203cm"/>
      <style:paragraph-properties>
        <style:tab-stops/>
      </style:paragraph-properties>
    </style:style>
    <style:style style:name="Document" style:family="graphic" style:parent-style-name="standard">
      <style:graphic-properties draw:stroke-dash="Dash_20_Dot_20_4" draw:fill="solid" draw:fill-color="#dee6ef" draw:fill-gradient-name="Gradient_20_1" draw:fill-hatch-name="Red_20_90_20_Degrees_20_Crossed_20_1" draw:fill-image-name="Bitmap_20_1"/>
    </style:style>
    <style:style style:name="Data" style:family="graphic" style:parent-style-name="standard">
      <style:graphic-properties draw:stroke-dash="Dash_20_Dot_20_4" draw:fill="solid" draw:fill-color="#b4c7dc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08:20:18.145375521</meta:creation-date>
    <dc:date>2023-03-11T09:08:18.246884860</dc:date>
    <meta:editing-duration>PT48M</meta:editing-duration>
    <meta:editing-cycles>1</meta:editing-cycles>
    <meta:document-statistic meta:object-count="26"/>
    <meta:generator>LibreOffice/7.5.1.2$Linux_X86_64 LibreOffice_project/50$Build-2</meta:generator>
  </office:meta>
</office:document-meta>
</file>